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" style:data-style-name="N0">5</text:variable-set>: Newton's Laws</text:p>
      <text:list xml:id="list981478379" text:style-name="L1">
        <text:list-item>
          <text:p text:style-name="P3">A force,<text:span text:style-name="T2"> F</text:span>, is applied to an object of mass m<text:span text:style-name="T3">1</text:span>, producing an acceleration of 4 m/s<text:span text:style-name="T1">2</text:span>. <text:s/>The same force is applied to an object of mass m<text:span text:style-name="T3">2</text:span>, which produces an acceleration of 1 m/s<text:span text:style-name="T1">2</text:span>.</text:p>
          <text:list>
            <text:list-item>
              <text:p text:style-name="P3">What is the ratio of m<text:span text:style-name="T3">1</text:span>/m<text:span text:style-name="T3">2</text:span>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85643162" text:continue-numbering="true" text:style-name="L1">
        <text:list-item>
          <text:list>
            <text:list-item>
              <text:p text:style-name="P3">If m<text:span text:style-name="T3">1</text:span> and m<text:span text:style-name="T3">2</text:span> are combined, what is the new acceleration of the objects under the force <text:span text:style-name="T2">F</text:span>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57010855" text:continue-numbering="true" text:style-name="L1">
        <text:list-item>
          <text:p text:style-name="P3">The average speed of a nitrogen molecule in our atmosphere is about 6.7 x 10<text:span text:style-name="T1">2</text:span> m/s. <text:s/>Its mass is 4.68 x 10<text:span text:style-name="T1">-26</text:span> kg. <text:s/>It takes 3 x 10<text:span text:style-name="T1">-12</text:span> s for the molecule to hit the wall, and rebound with the same speed in the opposite direction. <text:s/></text:p>
          <text:list>
            <text:list-item>
              <text:p text:style-name="P3">What is the average acceleration of the molecule during this time interva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79070526" text:continue-numbering="true" text:style-name="L1">
        <text:list-item>
          <text:list>
            <text:list-item>
              <text:p text:style-name="P3">What amount of force does the molecule put on the w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68766544" text:continue-numbering="true" text:style-name="L1">
        <text:list-item>
          <text:list>
            <text:list-item>
              <text:p text:style-name="P3">How many collisions must occur with your body (with a surface area of 2 m<text:span text:style-name="T1">2</text:span>) every second to maintain the standard atmospheric pressure of 1.013 x 10<text:span text:style-name="T1">5</text:span> N /m<text:span text:style-name="T1">2</text:span><text:span text:style-name="T4">?</text:span></text:p>
            </text:list-item>
          </text:list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2164946541" text:continue-numbering="true" text:style-name="L1">
        <text:list-item>
          <text:p text:style-name="P3"><text:span text:style-name="T4">A bird lands on a telephone wire, in the exact center of two telephone poles that are seperated by a distance of 50 meters. <text:s/>This causes the wire to sag 0.2 meters. <text:s/>What is the tension in the wire?</text:span></text:p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73954270" text:continue-numbering="true" text:style-name="L1">
        <text:list-item>
          <text:p text:style-name="P3"><text:soft-page-break/><text:span text:style-name="T4">A fire-helecopter carries an empty 600 kg bucket on its way to fill it at a stream. <text:s/>It flies at a constant speed of 50 m/s, and the bucket makes a 45 degree angle to the horizontal. <text:s/></text:span></text:p>
          <text:list>
            <text:list-item>
              <text:p text:style-name="P3"><text:span text:style-name="T4">What is the force of air resistance on the bucket?</text:span></text:p>
            </text:list-item>
          </text:list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378852117" text:continue-numbering="true" text:style-name="L1">
        <text:list-item>
          <text:list>
            <text:list-item>
              <text:p text:style-name="P3"><text:span text:style-name="T4">After filling the bucket, the helicopter flies toward a fire. <text:s/>The bucket now makes a 7 degree angle with the horizontal. <text:s/>What is the mass of the water in the bucket?</text:span></text:p>
            </text:list-item>
          </text:list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1248257794" text:continue-numbering="true" text:style-name="L1">
        <text:list-item>
          <text:p text:style-name="P3"><text:span text:style-name="T4">An ion engine accelerates argon atoms to a speed of 1.0 x 10</text:span><text:span text:style-name="T1">8</text:span><text:span text:style-name="T4"> m/s. <text:s/>The engine consumes approximately 1 kg of fuel each day. <text:s/>It is used to accelerate a 10,000 kg space ship. <text:s/></text:span></text:p>
          <text:list>
            <text:list-item>
              <text:p text:style-name="P3"><text:span text:style-name="T4">What is the acceleration of the space ship? <text:s/></text:span></text:p>
            </text:list-item>
          </text:list>
        </text:list-item>
      </text:list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list xml:id="list35066346" text:continue-numbering="true" text:style-name="L1">
        <text:list-item>
          <text:list>
            <text:list-item>
              <text:p text:style-name="P3"><text:span text:style-name="T4">What is the speed of the space-ship after 10 days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39in" svg:y="-0.402in" svg:width="0.7327in" svg:height="0.7744in" draw:z-index="1"><draw:image xlink:href="Pictures/100000000000005E0000005E8F59B17D.jpg" xlink:type="simple" xlink:show="embed" xlink:actuate="onLoad"/></draw:frame> <text:s text:c="11"/>Name: <text:tab/><text:tab/><text:date style:data-style-name="N37" text:date-value="2010-09-16T07:41:43">09/16/10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office:value-type="floa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7:08:49</meta:creation-date>
    <meta:editing-duration>PT00H32M57S</meta:editing-duration>
    <meta:editing-cycles>13</meta:editing-cycles>
    <meta:generator>OpenOffice.org/3.2$Unix OpenOffice.org_project/320m12$Build-9483</meta:generator>
    <meta:initial-creator>Jonas Williamson</meta:initial-creator>
    <dc:date>2010-09-16T07:41:43</dc:date>
    <dc:creator>Jonas Williamson</dc:creator>
    <meta:printed-by>Jonas Williamson</meta:printed-by>
    <meta:print-date>2010-09-16T07:39:59</meta:print-date>
    <meta:document-statistic meta:table-count="0" meta:image-count="1" meta:object-count="0" meta:page-count="2" meta:paragraph-count="17" meta:word-count="352" meta:character-count="1794"/>
    <meta:user-defined meta:name="Info 1"/>
    <meta:user-defined meta:name="Info 2"/>
    <meta:user-defined meta:name="Info 3"/>
    <meta:user-defined meta:name="Info 4"/>
  </office:meta>
</office:document-meta>
</file>